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4e92" officeooo:paragraph-rsid="00204e92"/>
    </style:style>
    <style:style style:name="P2" style:family="paragraph" style:parent-style-name="Standard">
      <style:text-properties officeooo:rsid="0021a191" officeooo:paragraph-rsid="0021a191"/>
    </style:style>
    <style:style style:name="P3" style:family="paragraph" style:parent-style-name="Standard">
      <style:text-properties officeooo:rsid="0027789f" officeooo:paragraph-rsid="0027789f"/>
    </style:style>
    <style:style style:name="T1" style:family="text">
      <style:text-properties officeooo:rsid="00234a8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TL <text:span text:style-name="T1">( 2 octets )</text:span>= se décrémente à chaque routeur (empêche une boucle infinie).</text:p>
      <text:p text:style-name="P2">Checksum ( 2 octets )</text:p>
      <text:p text:style-name="P2"/>
      <text:p text:style-name="P3">Classe A = pour le réseau coeur d’interne. ( 2<text:span text:style-name="T2">24</text:span><text:span text:style-name="T3"> – 2 ) machine par réseau</text:span></text:p>
      <text:p text:style-name="P3">Classe B = idem<text:tab/>( 2<text:span text:style-name="T2">16</text:span><text:span text:style-name="T3"> – 2 ) machine par réseau</text:span></text:p>
      <text:p text:style-name="P3">Classe C = pour les entreprises ( 2<text:span text:style-name="T2">8</text:span><text:span text:style-name="T3"> – 2 ) machine par réseau</text:span></text:p>
      <text:p text:style-name="P3">→ les entreprises n’ont pas besoin d’autant de mach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4:06:46.223102702</meta:creation-date>
    <meta:generator>LibreOffice/6.4.6.2$Linux_X86_64 LibreOffice_project/40$Build-2</meta:generator>
    <dc:date>2020-11-03T15:58:39.052748495</dc:date>
    <meta:editing-duration>PT1H51M52S</meta:editing-duration>
    <meta:editing-cycles>6</meta:editing-cycles>
    <meta:document-statistic meta:table-count="0" meta:image-count="0" meta:object-count="0" meta:page-count="1" meta:paragraph-count="6" meta:word-count="67" meta:character-count="333" meta:non-whitespace-character-count="269"/>
  </office:meta>
</office:document-meta>
</file>